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ymbol" style:font-family-generic="roman" style:font-pitch="variable" style:font-charset="x-symbol"/>
    <style:font-face style:name="Mangal1" svg:font-family="Mangal"/>
    <style:font-face style:name="Courier New" svg:font-family="'Courier New'" style:font-family-generic="modern"/>
    <style:font-face style:name="Charcoal" svg:font-family="Charcoal, 'Times New Roman'" style:font-pitch="variable"/>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Arial1" svg:font-family="Arial, 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list-style-name="WW8Num2"/>
    <style:style style:name="P2" style:family="paragraph" style:parent-style-name="Heading_20_1" style:list-style-name="">
      <style:paragraph-properties fo:text-align="justify" style:justify-single-word="false" fo:orphans="2" fo:widows="2" fo:hyphenation-ladder-count="no-limit"/>
      <style:text-properties fo:background-color="#ffffff" style:font-name-asian="Calibri" style:language-asian="en" style:country-asian="US" fo:hyphenate="false" fo:hyphenation-remain-char-count="2" fo:hyphenation-push-char-count="2"/>
    </style:style>
    <style:style style:name="P3" style:family="paragraph" style:parent-style-name="Heading_20_1" style:list-style-name="WW8Num2">
      <style:text-properties fo:background-color="#ffffff" style:language-asian="en" style:country-asian="US"/>
    </style:style>
    <style:style style:name="P4" style:family="paragraph" style:parent-style-name="Heading_20_1" style:list-style-name="WW8Num2">
      <style:paragraph-properties fo:break-before="page"/>
      <style:text-properties fo:background-color="#ffffff" style:font-name-asian="Calibri" style:language-asian="en" style:country-asian="US"/>
    </style:style>
    <style:style style:name="P5" style:family="paragraph" style:parent-style-name="Heading_20_2" style:list-style-name="">
      <style:paragraph-properties fo:text-align="justify" style:justify-single-word="false" fo:orphans="2" fo:widows="2" fo:hyphenation-ladder-count="no-limit"/>
      <style:text-properties fo:hyphenate="false" fo:hyphenation-remain-char-count="2" fo:hyphenation-push-char-count="2"/>
    </style:style>
    <style:style style:name="P6" style:family="paragraph" style:parent-style-name="Heading_20_2" style:list-style-name="WW8Num2" style:master-page-name="Standard">
      <style:paragraph-properties style:page-number="auto"/>
    </style:style>
    <style:style style:name="P7" style:family="paragraph" style:parent-style-name="Heading_20_2" style:list-style-name="WW8Num2">
      <style:paragraph-properties fo:break-before="page"/>
    </style:style>
    <style:style style:name="P8" style:family="paragraph" style:parent-style-name="List_20_Paragraph">
      <style:paragraph-properties fo:margin-left="1.501cm" fo:margin-right="0cm" fo:line-height="115%" fo:text-indent="0cm" style:auto-text-indent="false"/>
      <style:text-properties fo:color="#000080" style:font-name="Courier New" fo:font-size="10pt" fo:font-weight="bold" style:font-name-asian="Calibri" style:font-size-asian="10pt" style:language-asian="en" style:country-asian="US" style:font-weight-asian="bold" style:font-name-complex="Courier New" style:font-size-complex="10pt" style:font-weight-complex="bold"/>
    </style:style>
    <style:style style:name="P9" style:family="paragraph" style:parent-style-name="Coding1">
      <style:text-properties fo:color="#000000"/>
    </style:style>
    <style:style style:name="P10" style:family="paragraph" style:parent-style-name="Coding1">
      <style:paragraph-properties fo:margin-left="1.501cm" fo:margin-right="0cm" fo:text-indent="0.997cm" style:auto-text-indent="false"/>
      <style:text-properties fo:color="#000000"/>
    </style:style>
    <style:style style:name="P11" style:family="paragraph" style:parent-style-name="Coding1">
      <style:paragraph-properties fo:margin-left="2.75cm" fo:margin-right="0cm" fo:text-indent="0.997cm" style:auto-text-indent="false"/>
      <style:text-properties fo:color="#000000"/>
    </style:style>
    <style:style style:name="P12" style:family="paragraph" style:parent-style-name="Coding1">
      <style:paragraph-properties fo:margin-left="3.999cm" fo:margin-right="0cm" fo:text-indent="0.997cm" style:auto-text-indent="false"/>
      <style:text-properties fo:color="#000000"/>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font-size="18pt" style:font-size-asian="18pt"/>
    </style:style>
    <style:style style:name="P15" style:family="paragraph" style:parent-style-name="Standard">
      <style:paragraph-properties fo:text-align="center" style:justify-single-word="false"/>
      <style:text-properties fo:font-size="20pt" fo:font-weight="bold" style:font-size-asian="20pt" style:font-weight-asian="bold"/>
    </style:style>
    <style:style style:name="P16" style:family="paragraph" style:parent-style-name="Standard">
      <style:paragraph-properties fo:text-align="center" style:justify-single-word="false"/>
      <style:text-properties fo:font-size="20pt" style:font-size-asian="20pt"/>
    </style:style>
    <style:style style:name="P17" style:family="paragraph" style:parent-style-name="Standard">
      <style:paragraph-properties fo:text-align="center" style:justify-single-word="false"/>
      <style:text-properties fo:font-size="14pt" style:font-size-asian="14pt"/>
    </style:style>
    <style:style style:name="P18" style:family="paragraph" style:parent-style-name="Standard" style:list-style-name="WW8Num3"/>
    <style:style style:name="P19" style:family="paragraph" style:parent-style-name="Standard">
      <style:text-properties fo:font-size="10pt" fo:font-weight="bold" style:font-name-asian="Calibri" style:font-size-asian="10pt" style:language-asian="en" style:country-asian="US" style:font-weight-asian="bold"/>
    </style:style>
    <style:style style:name="P20" style:family="paragraph" style:parent-style-name="Standard">
      <style:text-properties style:font-name-asian="Calibri" style:language-asian="en" style:country-asian="US"/>
    </style:style>
    <style:style style:name="P21" style:family="paragraph" style:parent-style-name="Standard">
      <style:paragraph-properties fo:text-align="start" style:justify-single-word="false" fo:hyphenation-ladder-count="no-limit" style:text-autospace="none"/>
      <style:text-properties fo:hyphenate="true" fo:hyphenation-remain-char-count="2" fo:hyphenation-push-char-count="2"/>
    </style:style>
    <style:style style:name="P22" style:family="paragraph" style:parent-style-name="Standard">
      <style:paragraph-properties fo:text-align="start" style:justify-single-word="false" fo:hyphenation-ladder-count="no-limit" style:text-autospace="none"/>
      <style:text-properties style:font-name="Courier New" fo:font-size="10pt" fo:language="hr" fo:country="BA" style:font-size-asian="10pt" style:language-asian="en" style:country-asian="GB" style:font-name-complex="Courier New" style:font-size-complex="10pt" fo:hyphenate="true" fo:hyphenation-remain-char-count="2" fo:hyphenation-push-char-count="2"/>
    </style:style>
    <style:style style:name="P23" style:family="paragraph" style:parent-style-name="Standard">
      <style:text-properties fo:background-color="#ffffff" style:font-name-asian="Calibri" style:language-asian="en" style:country-asian="US"/>
    </style:style>
    <style:style style:name="P24" style:family="paragraph" style:parent-style-name="Standard">
      <style:paragraph-properties fo:margin-left="1.27cm" fo:margin-right="0cm" fo:text-indent="0cm" style:auto-text-indent="false"/>
    </style:style>
    <style:style style:name="P25" style:family="paragraph" style:parent-style-name="Standard">
      <style:paragraph-properties fo:margin-left="0cm" fo:margin-right="0cm" fo:text-indent="0.751cm" style:auto-text-indent="false"/>
    </style:style>
    <style:style style:name="P26" style:family="paragraph" style:parent-style-name="Standard">
      <style:paragraph-properties fo:margin-left="0cm" fo:margin-right="0cm" fo:text-indent="1cm" style:auto-text-indent="false"/>
    </style:style>
    <style:style style:name="P27" style:family="paragraph" style:parent-style-name="Standard">
      <style:paragraph-properties fo:margin-left="0cm" fo:margin-right="0cm" fo:text-indent="1cm" style:auto-text-indent="false"/>
      <style:text-properties style:font-name-asian="Calibri" style:language-asian="en" style:country-asian="US"/>
    </style:style>
    <style:style style:name="P28" style:family="paragraph" style:parent-style-name="Standard">
      <style:paragraph-properties fo:margin-left="0cm" fo:margin-right="0cm" fo:text-indent="1cm" style:auto-text-indent="false"/>
      <style:text-properties style:font-name="Courier New" fo:font-size="10pt" fo:language="hr" fo:country="BA" style:font-size-asian="10pt" style:language-asian="en" style:country-asian="GB" style:font-name-complex="Courier New" style:font-size-complex="10pt"/>
    </style:style>
    <style:style style:name="P29" style:family="paragraph" style:parent-style-name="Standard">
      <style:paragraph-properties fo:margin-left="1.501cm" fo:margin-right="0cm" fo:line-height="115%" fo:text-indent="0cm" style:auto-text-indent="false"/>
      <style:text-properties fo:color="#000000" style:font-name="Courier New" fo:font-size="10pt" fo:background-color="#ffffff" style:font-name-asian="Calibri" style:font-size-asian="10pt" style:language-asian="en" style:country-asian="US" style:font-name-complex="Courier New" style:font-size-complex="10pt"/>
    </style:style>
    <style:style style:name="P30" style:family="paragraph" style:parent-style-name="Standard">
      <style:paragraph-properties fo:break-before="page"/>
      <style:text-properties fo:background-color="#ffffff" style:font-name-asian="Calibri" style:language-asian="en" style:country-asian="US"/>
    </style:style>
    <style:style style:name="T1" style:family="text">
      <style:text-properties fo:font-size="18pt" style:font-size-asian="18pt"/>
    </style:style>
    <style:style style:name="T2" style:family="text">
      <style:text-properties fo:font-size="18pt" style:font-size-asian="18pt" style:font-name-complex="Arial1" style:font-size-complex="18pt"/>
    </style:style>
    <style:style style:name="T3" style:family="text">
      <style:text-properties fo:font-size="14pt" style:font-size-asian="14pt"/>
    </style:style>
    <style:style style:name="T4" style:family="text">
      <style:text-properties style:font-name-asian="Arial1"/>
    </style:style>
    <style:style style:name="T5" style:family="text">
      <style:text-properties style:font-name-asian="Arial1" style:font-name-complex="Arial1"/>
    </style:style>
    <style:style style:name="T6" style:family="text">
      <style:text-properties style:font-name="Courier New" fo:font-size="10pt" fo:language="hr" fo:country="BA" style:font-name-asian="Calibri" style:font-size-asian="10pt" style:language-asian="en" style:country-asian="GB" style:font-name-complex="Courier New" style:font-size-complex="10pt"/>
    </style:style>
    <style:style style:name="T7" style:family="text">
      <style:text-properties style:font-name="Courier New" fo:font-size="10pt" fo:language="hr" fo:country="BA" fo:font-weight="bold" style:font-name-asian="Calibri" style:font-size-asian="10pt" style:language-asian="en" style:country-asian="GB" style:font-weight-asian="bold" style:font-name-complex="Courier New" style:font-size-complex="10pt"/>
    </style:style>
    <style:style style:name="T8" style:family="text">
      <style:text-properties style:font-name="Courier New" fo:font-size="10pt" fo:language="hr" fo:country="BA" style:font-name-asian="Courier New" style:font-size-asian="10pt" style:language-asian="en" style:country-asian="GB" style:font-name-complex="Courier New" style:font-size-complex="10pt"/>
    </style:style>
    <style:style style:name="T9" style:family="text">
      <style:text-properties style:font-name-asian="Calibri"/>
    </style:style>
    <style:style style:name="T10" style:family="text">
      <style:text-properties style:font-name-asian="Calibri" style:language-asian="en" style:country-asian="US"/>
    </style:style>
    <style:style style:name="T11" style:family="text">
      <style:text-properties fo:color="#2b91af" style:font-name="Courier New" fo:font-size="10pt" fo:language="hr" fo:country="BA" style:font-name-asian="Calibri" style:font-size-asian="10pt" style:language-asian="en" style:country-asian="GB" style:font-name-complex="Courier New" style:font-size-complex="10pt"/>
    </style:style>
    <style:style style:name="T12" style:family="text">
      <style:text-properties fo:font-style="italic" style:font-style-asian="italic"/>
    </style:style>
    <style:style style:name="T13" style:family="text">
      <style:text-properties fo:font-style="italic" style:font-name-asian="Calibri" style:language-asian="en" style:country-asian="US" style:font-style-asian="italic"/>
    </style:style>
    <style:style style:name="T14" style:family="text">
      <style:text-properties fo:color="#0000ff" style:font-name="Courier New" fo:font-size="10pt" fo:language="hr" fo:country="BA" style:font-name-asian="Calibri" style:font-size-asian="10pt" style:language-asian="en" style:country-asian="GB" style:font-name-complex="Courier New" style:font-size-complex="10pt"/>
    </style:style>
    <style:style style:name="T15" style:family="text">
      <style:text-properties style:font-name-asian="Courier New"/>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93118892727592310" text:style-name="WW8Num2">
        <text:list-item>
          <text:list>
            <text:list-item>
              <text:h text:style-name="P6" text:outline-level="2">Teorijski uvod</text:h>
            </text:list-item>
          </text:list>
        </text:list-item>
      </text:list>
      <text:p text:style-name="Standard"/>
      <text:p text:style-name="P25">Genetski algoritmi <text:s/>su postali posebno korišteni 1970ih godina, te su zanimljivo područje istraživanja do danas. Posebno su korisni kod rješavanja teško rješivih problema, najčešće tzv. NP-problema. Jedan od takvih problema jest problem N kraljica. </text:p>
      <text:p text:style-name="P25">Problem glasi: na šahovsku ploču veličine n x n polja treba postaviti n kraljica tako da se one ne mogu međusobno napasti korištenjem normalnih poteza karakterističnih za kraljice u šahu. Problem je računski vrlo zahtjevan jer za N=8 postoji 283,274,583,552 (64x63x..x58x57/8!) načina za postaviti kraljice, ali samo 92 rješenja. Moguće je smanjiti ovaj broj korištenjem ograničenja na postavljanje kraljica tako da se zabrani postavljanje kraljice u onaj redak i stupac u kojem se već nalazi neka druga kraljica. Time se broj mogućih stanja smanjuje na 40320 (8!). Ipak, ako bi konstruirali algoritam koji pretražuje cijeli taj smanjeni prostor rješenja, njegova složenost bi bila O(n!). To znači da bi za veliki N vrijeme izvođenja bilo predugo – radi se o nepolinomijalnoj složenosti.</text:p>
      <text:p text:style-name="P25">Cilj genetskog algoritma jest pronaći jedinku u kojoj je funkcija dobrote jednaka nuli, odnosno niti jedna dama ne napada neku drugu. Dobrota pojedine funkcije se povećava u sluačju istinitosti sljedećeg izraza:</text:p>
      <text:p text:style-name="Standard"/>
      <text:p text:style-name="P13"><text:span text:style-name="T6">(i1._gene[i].position == i1._gene[j].position </text:span><text:span text:style-name="T7">||</text:span><text:span text:style-name="T6"> j - i == </text:span><text:span text:style-name="T11">Math</text:span><text:span text:style-name="T6">.Abs(i1._gene[i].position - i1._gene[j].position))</text:span></text:p>
      <text:p text:style-name="Standard"/>
      <text:p text:style-name="P25">Prvi dio izraza (<text:span text:style-name="T6">i1._gene[i].position == i1._gene[j].position</text:span><text:span text:style-name="T9">) označava da se dvije dame nalaze u istom stupcu, dok drugi dio izraza uspoređuje položaje po dijagonalama.</text:span> <text:span text:style-name="T9">ako je apsolutna vrijednost razlike vrijednosti gena (pomaka u horizontali) jednaka razlici indeksa gena unutar kromosoma (pomak po vertikali), tada se dame nalaze na istoj dijagonali.</text:span></text:p>
      <text:p text:style-name="P25"/>
      <text:h text:style-name="P5" text:outline-level="2"/>
      <text:list xml:id="list232500687159288" text:continue-numbering="true" text:style-name="WW8Num2">
        <text:list-item>
          <text:list>
            <text:list-item>
              <text:h text:style-name="P7" text:outline-level="2">Implementacija</text:h>
            </text:list-item>
          </text:list>
        </text:list-item>
      </text:list>
      <text:p text:style-name="Standard"/>
      <text:p text:style-name="P26">Programski jezik korišten za implementaciju genetskog algoritma koji traži rješenje zadanog problema jest C#, okruženje za razvoj MS Visual Studio 2008 Professional Edition.</text:p>
      <text:p text:style-name="P26">Svaka jedinka sadrži informacije o jednom mogućem stanju na ploči. Nadalje, svaka jedinka sadrži onoliko gena koliko ima redaka na ploči. Svaki gen je reprezentacija stanja unutar jednog retka na ploči. Dakle, unutar gena je sadržana informacija na kojem se polju unutar retka nalazi dama.</text:p>
      <text:p text:style-name="P26">Početna generacija stvara se slučajnim odabirom, korištenjem ugrađene Random funkcionalnosti. Odabir jedinki za križanje se provodi <text:span text:style-name="T12">roulette wheel parent selection</text:span> metodom (proporcionalna selekcija). Križanje ima jednu prekidnu točku (<text:span text:style-name="T12">one-point crossover</text:span>). Mutacija se izvodi s vjerojatnošću 0,07. Za očuvanje najboljih jedinki koristi se elitizam, odnosno, najbolje 4 jedinke se uvijek prenose u sljedeću generaciju.</text:p>
      <text:list xml:id="list232500689165270" text:continue-numbering="true" text:style-name="WW8Num2">
        <text:list-item>
          <text:list>
            <text:list-item>
              <text:list>
                <text:list-item>
                  <text:h text:style-name="P1" text:outline-level="3"><text:span text:style-name="T4"><text:s/></text:span>Funkcija dobrote</text:h>
                </text:list-item>
              </text:list>
            </text:list-item>
          </text:list>
        </text:list-item>
      </text:list>
      <text:p text:style-name="Standard"/>
      <text:p text:style-name="P26"><text:span text:style-name="T10">Dobrota (</text:span><text:span text:style-name="T13">fitness</text:span><text:span text:style-name="T10">) svake jedinke se mjeri ovom funkcijom. Dobro izvedena funkcija dobrote je ključna za kvalitetno rješenje genetskog algoritma.</text:span></text:p>
      <text:p text:style-name="P27">Kod konkretnog problema, fitness predstavlja broj sukobljenih dama. Vrijednost fitnessa je negativna, a idealna dobrota je 0. Ključni dio ove funkcije je već dan u teorijskom uvodu. Za svaku jedinku se uspoređuju geni, te se razmatra jesu li dame u sukobu ili nisu.</text:p>
      <text:p text:style-name="P8"/>
      <text:p text:style-name="P19">Bubble sort – primjer za pseudokod:</text:p>
      <text:p text:style-name="P20"/>
      <text:p text:style-name="P9">Set n to number of records to be sorted </text:p>
      <text:p text:style-name="P9">repeat </text:p>
      <text:p text:style-name="P10">flag = false; </text:p>
      <text:p text:style-name="P10">for counter = 1 to n-1 do </text:p>
      <text:p text:style-name="P11">if key[counter] &gt; key[counter+1] then </text:p>
      <text:p text:style-name="P12">swap the records; </text:p>
      <text:p text:style-name="P12">set flag = true; </text:p>
      <text:p text:style-name="P11">end if </text:p>
      <text:p text:style-name="P10">end do </text:p>
      <text:p text:style-name="P10">n = n-1; </text:p>
      <text:p text:style-name="P9">until flag = false or n=1</text:p>
      <text:p text:style-name="Coding1"/>
      <text:p text:style-name="Coding1"/>
      <text:list xml:id="list232500695153133" text:continue-numbering="true" text:style-name="WW8Num2">
        <text:list-item>
          <text:list>
            <text:list-item>
              <text:list>
                <text:list-item>
                  <text:h text:style-name="P1" text:outline-level="3"><text:span text:style-name="T4"><text:s/></text:span>Roulette Wheel Selection</text:h>
                </text:list-item>
              </text:list>
            </text:list-item>
          </text:list>
        </text:list-item>
      </text:list>
      <text:p text:style-name="P26"/>
      <text:p text:style-name="P26">Za odabir jedinki za križanje koristi se proporcionalna selekcija.</text:p>
      <text:p text:style-name="P26"/>
      <text:p text:style-name="P9">rand = random between 0 and 1</text:p>
      <text:p text:style-name="P9">for counter = 1 to n-1 do </text:p>
      <text:p text:style-name="P10">if current.cumulativeFitness &gt; rand then </text:p>
      <text:p text:style-name="P11">return current </text:p>
      <text:p text:style-name="P10">end if </text:p>
      <text:p text:style-name="P9">end for</text:p>
      <text:p text:style-name="P26"/>
      <text:list xml:id="list232500698152391" text:continue-numbering="true" text:style-name="WW8Num2">
        <text:list-item>
          <text:list>
            <text:list-item>
              <text:list>
                <text:list-item>
                  <text:h text:style-name="P1" text:outline-level="3"><text:soft-page-break/><text:span text:style-name="T4"><text:s/></text:span>Križanje</text:h>
                </text:list-item>
              </text:list>
            </text:list-item>
          </text:list>
        </text:list-item>
      </text:list>
      <text:p text:style-name="Standard"/>
      <text:p text:style-name="P26">Križanje se izvodi jednom prekidnom točkom. U nastavku je dana implementacija samog križanja dva roditelja:</text:p>
      <text:p text:style-name="P21"><text:span text:style-name="T14">private</text:span><text:span text:style-name="T6"> </text:span><text:span text:style-name="T14">void</text:span><text:span text:style-name="T6"> recombinate(</text:span><text:span text:style-name="T11">Individual</text:span><text:span text:style-name="T6"> parent1, </text:span><text:span text:style-name="T11">Individual</text:span><text:span text:style-name="T6"> parent2,</text:span></text:p>
      <text:p text:style-name="P21"><text:span text:style-name="T8"><text:s text:c="32"/></text:span><text:span text:style-name="T14">out</text:span><text:span text:style-name="T6"> </text:span><text:span text:style-name="T11">Individual</text:span><text:span text:style-name="T6"> child1, </text:span><text:span text:style-name="T14">out</text:span><text:span text:style-name="T6"> </text:span><text:span text:style-name="T11">Individual</text:span><text:span text:style-name="T6"> child2)</text:span></text:p>
      <text:p text:style-name="P22"><text:span text:style-name="T15"><text:s text:c="8"/></text:span><text:span text:style-name="T9">{</text:span></text:p>
      <text:p text:style-name="P21"><text:span text:style-name="T8"><text:s text:c="12"/></text:span><text:span text:style-name="T14">int</text:span><text:span text:style-name="T6"> crossPoint = rand.Next(0, ga.boardSize);</text:span></text:p>
      <text:p text:style-name="P21"><text:span text:style-name="T8"><text:s text:c="12"/></text:span><text:span text:style-name="T6">child1 = </text:span><text:span text:style-name="T14">new</text:span><text:span text:style-name="T6"> </text:span><text:span text:style-name="T11">Individual</text:span><text:span text:style-name="T6">(rand, ga);</text:span></text:p>
      <text:p text:style-name="P21"><text:span text:style-name="T8"><text:s text:c="12"/></text:span><text:span text:style-name="T6">child2 = </text:span><text:span text:style-name="T14">new</text:span><text:span text:style-name="T6"> </text:span><text:span text:style-name="T11">Individual</text:span><text:span text:style-name="T6">(rand, ga);</text:span></text:p>
      <text:p text:style-name="P21"><text:span text:style-name="T8"><text:s text:c="12"/></text:span><text:span text:style-name="T14">for</text:span><text:span text:style-name="T6">(</text:span><text:span text:style-name="T14">int</text:span><text:span text:style-name="T6"> i=0; i &lt; crossPoint; i++)</text:span></text:p>
      <text:p text:style-name="P22"><text:span text:style-name="T15"><text:s text:c="12"/></text:span><text:span text:style-name="T9">{</text:span></text:p>
      <text:p text:style-name="P22"><text:span text:style-name="T15"><text:s text:c="16"/></text:span><text:span text:style-name="T9">child1._gene[i] = parent1._gene[i];</text:span></text:p>
      <text:p text:style-name="P22"><text:span text:style-name="T15"><text:s text:c="16"/></text:span><text:span text:style-name="T9">child2._gene[i] = parent2._gene[i];</text:span></text:p>
      <text:p text:style-name="P22"><text:span text:style-name="T15"><text:s text:c="12"/></text:span><text:span text:style-name="T9">}</text:span></text:p>
      <text:p text:style-name="P21"><text:span text:style-name="T8"><text:s text:c="12"/></text:span><text:span text:style-name="T14">for</text:span><text:span text:style-name="T6"> (</text:span><text:span text:style-name="T14">int</text:span><text:span text:style-name="T6"> i = crossPoint; i &lt; ga.boardSize; i++)</text:span></text:p>
      <text:p text:style-name="P22"><text:span text:style-name="T15"><text:s text:c="12"/></text:span><text:span text:style-name="T9">{</text:span></text:p>
      <text:p text:style-name="P22"><text:span text:style-name="T15"><text:s text:c="16"/></text:span><text:span text:style-name="T9">child1._gene[i] = parent2._gene[i];</text:span></text:p>
      <text:p text:style-name="P22"><text:span text:style-name="T15"><text:s text:c="16"/></text:span><text:span text:style-name="T9">child2._gene[i] = parent1._gene[i];</text:span></text:p>
      <text:p text:style-name="P22"><text:span text:style-name="T15"><text:s text:c="12"/></text:span><text:span text:style-name="T9">}</text:span></text:p>
      <text:p text:style-name="P28"><text:span text:style-name="T15"><text:s text:c="3"/></text:span><text:span text:style-name="T9">}</text:span></text:p>
      <text:p text:style-name="P29"><text:tab/></text:p>
      <text:h text:style-name="P2" text:outline-level="1"/>
      <text:list xml:id="list232500721145032" text:continue-numbering="true" text:style-name="WW8Num2">
        <text:list-item>
          <text:h text:style-name="P4" text:outline-level="1">Zaključak </text:h>
        </text:list-item>
      </text:list>
      <text:p text:style-name="P23"/>
      <text:p text:style-name="P27">Proučavanjem rada genetskih algoritama dolazi se do zaključka da su oni vrlo efikasan način za dolaženje do rješenja inače kompleksnih problema. Moguće poboljšanje konkretne implementacije bi bilo omogućavanje više različitih načina križanja i/ili drugačiji odabir jedinki za križanje.</text:p>
      <text:p text:style-name="P23"/>
      <text:p text:style-name="P30"/>
      <text:list xml:id="list232500723149382" text:continue-numbering="true" text:style-name="WW8Num2">
        <text:list-item>
          <text:h text:style-name="P3" text:outline-level="1">Literatura</text:h>
        </text:list-item>
      </text:list>
      <text:p text:style-name="P23"/>
      <text:p text:style-name="Standard"><text:span text:style-name="T10">Eight queens puzzle, </text:span><text:a xlink:type="simple" xlink:href="http://en.wikipedia.org/wiki/Eight_queens_puzzle"><text:span text:style-name="Internet_20_link"><text:span text:style-name="T10">http://en.wikipedia.org/wiki/Eight_queens_puzzle</text:span></text:span></text:a><text:span text:style-name="T10">, 15.12.2012.</text:span></text:p>
      <text:p text:style-name="P20"/>
      <text:p text:style-name="Standard"><text:span text:style-name="T10">Genetic algorithm, </text:span><text:a xlink:type="simple" xlink:href="http://en.wikipedia.org/wiki/Genetic_algorithm"><text:span text:style-name="Internet_20_link"><text:span text:style-name="T10">http://en.wikipedia.org/wiki/Genetic_algorithm</text:span></text:span></text:a><text:span text:style-name="T10">, 15.12.2012.</text:span></text:p>
      <text:p text:style-name="P20"/>
      <text:p text:style-name="Standard"><text:span text:style-name="T10">Basch, Hlupić, Kalpić: Osnove genetskih algoritama, 2008. godina </text:span></text:p>
      <text:p text:style-name="P20"/>
      <text:p text:style-name="Standard"><text:span text:style-name="T10">Michael Skinner: Genetic Algorithms Overview, Genetic Algorithms Warehouse, </text:span><text:a xlink:type="simple" xlink:href="http://geneticalgorithms.ai-depot.com/Tutorial/Overview.html"><text:span text:style-name="Internet_20_link"><text:span text:style-name="T10">http://geneticalgorithms.ai-depot.com/Tutorial/Overview.html</text:span></text:span></text:a><text:span text:style-name="T10">, 15.12.20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ymbol" style:font-family-generic="roman" style:font-pitch="variable" style:font-charset="x-symbol"/>
    <style:font-face style:name="Mangal1" svg:font-family="Mangal"/>
    <style:font-face style:name="Courier New" svg:font-family="'Courier New'" style:font-family-generic="modern"/>
    <style:font-face style:name="Charcoal" svg:font-family="Charcoal, 'Times New Roman'" style:font-pitch="variable"/>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Arial1" svg:font-family="Arial, 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1" fo:font-size="12pt" fo:language="hr" fo:country="HR" style:font-name-asian="Times New Roman1" style:font-size-asian="12pt" style:font-name-complex="Arial1"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hyphenation-ladder-count="no-limit"/>
      <style:text-properties fo:color="#000000" style:font-name="Charcoal" style:font-name-complex="Charcoal" fo:hyphenate="true" fo:hyphenation-remain-char-count="2" fo:hyphenation-push-char-count="2"/>
    </style:style>
    <style:style style:name="List" style:family="paragraph" style:parent-style-name="Text_20_body" style:class="list">
      <style:text-properties style:font-size-asian="12pt" style:font-name-complex="Mangal1"/>
    </style:style>
    <style:style style:name="Caption" style:family="paragraph" style:parent-style-name="Standard" style:next-style-name="Standard" style:class="extra">
      <style:paragraph-properties fo:margin-top="0cm" fo:margin-bottom="0.353cm" style:contextual-spacing="false"/>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fo:font-size="16pt" fo:font-weight="bold" style:letter-kerning="true" style:font-name-asian="Times New Roman1" style:font-size-asian="16pt" style:font-weight-asian="bold" style:font-name-complex="Times New Roman1"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fo:font-size="14pt" fo:font-weight="bold" style:font-name-asian="Times New Roman1" style:font-size-asian="14pt" style:font-weight-asian="bold" style:font-name-complex="Times New Roman1"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fo:font-size="13pt" fo:font-weight="bold" style:font-size-asian="13pt" style:font-weight-asian="bold" style:font-size-complex="13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_20_Spacing" style:display-name="No Spacing" style:family="paragraph">
      <style:paragraph-properties fo:text-align="justify" style:justify-single-word="false" fo:orphans="2" fo:widows="2" fo:hyphenation-ladder-count="no-limit"/>
      <style:text-properties style:use-window-font-color="true" style:font-name="Arial1" fo:font-size="12pt" fo:language="hr" fo:country="HR" style:font-name-asian="Times New Roman1" style:font-size-asian="12pt" style:font-name-complex="Arial1" style:font-size-complex="12pt" style:language-complex="ar" style:country-complex="SA" fo:hyphenate="false" fo:hyphenation-remain-char-count="2" fo:hyphenation-push-char-count="2"/>
    </style:style>
    <style:style style:name="Coding1" style:family="paragraph" style:parent-style-name="Standard">
      <style:paragraph-properties fo:margin-left="1.501cm" fo:margin-right="0cm" fo:text-align="start" style:justify-single-word="false" fo:hyphenation-ladder-count="no-limit" fo:text-indent="0cm" style:auto-text-indent="false" style:text-autospace="none"/>
      <style:text-properties fo:color="#000000" style:font-name="Courier New" fo:font-size="10pt" style:font-name-asian="Calibri" style:font-size-asian="10pt" style:font-name-complex="Courier New" style:font-size-complex="10pt" fo:hyphenate="true" fo:hyphenation-remain-char-count="2" fo:hyphenation-push-char-count="2"/>
    </style:style>
    <style:style style:name="Style_20_Caption_20__2b__20_Times_20_New_20_Roman_20_10_20_pt" style:display-name="Style Caption + Times New Roman 10 pt" style:family="paragraph" style:parent-style-name="Caption">
      <style:paragraph-properties fo:margin-top="0cm" fo:margin-bottom="0.212cm" style:contextual-spacing="false" fo:text-align="center" style:justify-single-word="false" fo:orphans="0" fo:widows="0" fo:hyphenation-ladder-count="no-limit"/>
      <style:text-properties fo:color="#000000" style:font-name="Times New Roman1" fo:font-size="10pt" style:font-size-asian="10pt" style:font-name-complex="Times New Roman1" style:font-size-complex="10pt" fo:hyphenate="true" fo:hyphenation-remain-char-count="2" fo:hyphenation-push-char-count="2"/>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efault" style:family="paragraph">
      <style:paragraph-properties fo:orphans="2" fo:widows="2" style:text-autospace="none"/>
      <style:text-properties fo:color="#000000" style:font-name="Calibri" fo:font-size="12pt" fo:language="hr" fo:country="HR" style:font-name-asian="Calibri" style:font-size-asian="12pt" style:font-name-complex="Calibri" style:font-size-complex="12pt" style:language-complex="ar" style:country-complex="S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ndnote" style:family="paragraph" style:parent-style-name="Standard" style:class="extra">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Calibri" fo:font-weight="normal" style:font-weight-asian="normal" style:font-name-complex="Calibri"/>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Arial1" style:font-name-asian="Times New Roman1" style:font-name-complex="Arial1"/>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Default_20_Paragraph_20_Font" style:display-name="Default Paragraph Font" style:family="text"/>
    <style:style style:name="Balloon_20_Text_20_Char" style:display-name="Balloon Text Char" style:family="text">
      <style:text-properties style:font-name="Tahoma" fo:font-size="8pt" style:font-name-asian="Times New Roman1" style:font-size-asian="8pt" style:font-name-complex="Tahoma" style:font-size-complex="8pt"/>
    </style:style>
    <style:style style:name="Heading_20_1_20_Char" style:display-name="Heading 1 Char" style:family="text">
      <style:text-properties style:font-name="Arial1" fo:font-size="16pt" fo:language="hr" fo:country="HR" fo:font-weight="bold" style:letter-kerning="true" style:font-name-asian="Times New Roman1" style:font-size-asian="16pt" style:font-weight-asian="bold" style:font-name-complex="Times New Roman1" style:font-size-complex="16pt" style:font-weight-complex="bold"/>
    </style:style>
    <style:style style:name="Heading_20_2_20_Char" style:display-name="Heading 2 Char" style:family="text">
      <style:text-properties style:font-name="Arial1" fo:font-size="14pt" fo:language="hr" fo:country="HR" fo:font-weight="bold" style:font-name-asian="Times New Roman1" style:font-size-asian="14pt" style:font-weight-asian="bold" style:font-name-complex="Times New Roman1" style:font-size-complex="14pt" style:font-style-complex="italic" style:font-weight-complex="bold"/>
    </style:style>
    <style:style style:name="Heading_20_3_20_Char" style:display-name="Heading 3 Char" style:family="text">
      <style:text-properties style:font-name="Arial1" fo:font-size="13pt" fo:language="hr" fo:country="HR" fo:font-weight="bold" style:font-name-asian="Times New Roman1" style:font-size-asian="13pt" style:font-weight-asian="bold" style:font-name-complex="Arial1" style:font-size-complex="13pt" style:font-weight-complex="bold"/>
    </style:style>
    <style:style style:name="Coding1_20_Char" style:display-name="Coding1 Char" style:family="text">
      <style:text-properties fo:color="#000000" style:font-name="Courier New" fo:language="hr" fo:country="HR" style:font-name-complex="Courier New"/>
    </style:style>
    <style:style style:name="Body_20_Text_20_Char" style:display-name="Body Text Char" style:family="text">
      <style:text-properties fo:color="#000000" style:font-name="Charcoal" fo:font-size="12pt" fo:language="hr" fo:country="HR" style:font-name-asian="Times New Roman1" style:font-size-asian="12pt" style:font-name-complex="Charcoal" style:font-size-complex="12pt"/>
    </style:style>
    <style:style style:name="Style_20_Caption_20__2b__20_Times_20_New_20_Roman_20_10_20_pt_20_Char" style:display-name="Style Caption + Times New Roman 10 pt Char" style:family="text">
      <style:text-properties style:font-name="Times New Roman1" fo:language="hr" fo:country="HR" fo:font-weight="bold" style:font-name-asian="Times New Roman1" style:font-weight-asian="bold" style:font-name-complex="Times New Roman1" style:font-weight-complex="bold"/>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Arial1" style:font-name-asian="Times New Roman1" style:font-name-complex="Arial1"/>
    </style:style>
    <style:style style:name="Comment_20_Subject_20_Char" style:display-name="Comment Subject Char" style:family="text">
      <style:text-properties style:font-name="Arial1" fo:font-weight="bold" style:font-name-asian="Times New Roman1" style:font-weight-asian="bold" style:font-name-complex="Arial1"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style:font-name="Arial1" fo:font-size="12pt" style:font-name-asian="Times New Roman1" style:font-size-asian="12pt" style:font-name-complex="Arial1" style:font-size-complex="12pt"/>
    </style:style>
    <style:style style:name="Footer_20_Char" style:display-name="Footer Char" style:family="text">
      <style:text-properties style:font-name="Arial1" fo:font-size="12pt" style:font-name-asian="Times New Roman1" style:font-size-asian="12pt" style:font-name-complex="Arial1" style:font-size-complex="12pt"/>
    </style:style>
    <style:style style:name="Endnote_20_Text_20_Char" style:display-name="Endnote Text Char" style:family="text">
      <style:text-properties style:font-name="Arial1" style:font-name-asian="Times New Roman1" style:font-name-complex="Arial1"/>
    </style:style>
    <style:style style:name="Endnote_20_Symbol" style:display-name="End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text:start-value="3">
        <style:list-level-properties text:list-level-position-and-space-mode="label-alignment">
          <style:list-level-label-alignment text:label-followed-by="listtab" fo:text-indent="-0.635cm" fo:margin-left="2.5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1.752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na</meta:initial-creator>
    <meta:creation-date>2012-12-16T22:51:00</meta:creation-date>
    <dc:date>2014-02-05T23:25:00.135000000</dc:date>
    <meta:print-date>2012-11-05T15:10:00</meta:print-date>
    <meta:editing-cycles>2</meta:editing-cycles>
    <meta:editing-duration>PT1M</meta:editing-duration>
    <meta:document-statistic meta:table-count="0" meta:image-count="0" meta:object-count="0" meta:page-count="5" meta:paragraph-count="60" meta:word-count="670" meta:character-count="4992" meta:non-whitespace-character-count="4149"/>
    <meta:generator>LibreOffice/4.1.0.4$Windows_x86 LibreOffice_project/89ea49ddacd9aa532507cbf852f2bb22b1ace28</meta:generator>
  </office:meta>
</office:document-meta>
</file>